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76.18mm" svg:y="4.19mm">
            <draw:object draw:notify-on-update-of-ranges="Planilha1.A2:Planilha1.A6 Planilha1.B1:Planilha1.B1 Planilha1.B2:Planilha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N (threads)</text:p>
          </table:table-cell>
          <table:table-cell table:style-name="ce1" office:value-type="string" calcext:value-type="string">
            <text:p>Tempo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631062" calcext:value-type="float">
            <text:p>44,6310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775145" calcext:value-type="float">
            <text:p>37,7751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794421" calcext:value-type="float">
            <text:p>33,794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11059375" calcext:value-type="float">
            <text:p>34,1105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9.257561" calcext:value-type="float">
            <text:p>29,257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6:49:24.9833997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3:43:34.341731590</meta:creation-date>
    <dc:date>2018-09-18T17:44:27.363327874</dc:date>
    <meta:editing-duration>PT8M27S</meta:editing-duration>
    <meta:editing-cycles>2</meta:editing-cycles>
    <meta:generator>LibreOffice/6.0.3.2$Linux_X86_64 LibreOffice_project/0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4cm" style:legend-expansion="high" chart:style-name="ch2"/>
        <chart:plot-area chart:style-name="ch3" table:cell-range-address="Planilha1.A1:Planilha1.B6" chart:data-source-has-labels="both" svg:x="1.279cm" svg:y="0.18cm" svg:width="11.496cm" svg:height="7.711cm">
          <chartooo:coordinate-region svg:x="1.9cm" svg:y="0.34cm" svg:width="10.688cm" svg:height="6.983cm"/>
          <chart:axis chart:dimension="x" chart:name="primary-x" chart:style-name="ch4" chartooo:axis-type="auto">
            <chartooo:date-scale/>
            <chart:title svg:x="5.581cm" svg:y="8.071cm" chart:style-name="ch5">
              <text:p>Número de threads</text:p>
            </chart:title>
            <chart:categories table:cell-range-address="Planilha1.A2:Planilha1.A6"/>
          </chart:axis>
          <chart:axis chart:dimension="y" chart:name="primary-y" chart:style-name="ch4">
            <chart:title svg:x="0.451cm" svg:y="6.196cm" chart:style-name="ch6">
              <text:p>Tempo de processamento (s)</text:p>
            </chart:title>
            <chart:grid chart:style-name="ch7" chart:class="major"/>
          </chart:axis>
          <chart:series chart:style-name="ch8" chart:values-cell-range-address="Planilha1.B2:Planilha1.B6" chart:label-cell-address="Planilha1.B1:Planilha1.B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6</svg:desc>
                </draw:g>
              </table:table-cell>
              <table:table-cell office:value-type="float" office:value="44.631062">
                <text:p>44.631062</text:p>
                <draw:g>
                  <svg:desc>Planilha1.B2:Planilha1.B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775145">
                <text:p>37.7751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.794421">
                <text:p>33.7944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.11059375">
                <text:p>34.110593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.257561">
                <text:p>29.257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